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ubik" svg:font-family="Rubik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32323" loext:opacity="100%" style:font-name="Rubik" fo:font-size="9.60000038146973pt" fo:letter-spacing="normal" fo:font-style="normal" fo:font-weight="normal"/>
    </style:style>
    <style:style style:name="T2" style:family="text">
      <style:text-properties fo:font-variant="normal" fo:text-transform="none" fo:color="#232323" loext:opacity="100%" style:font-name="Rubik" fo:font-size="9.60000038146973pt" fo:letter-spacing="normal" fo:font-style="norm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galaxy-wide known cult Shine Tomorrow has taken over the Energy Generators in the Center of the Galaxy, and you must wreck their plans!<text:line-break/>Jump into battle in this new side-scrolling shoot’em-up with many new unlockable weapon types and face enemies and obstacles from every corner of the Milkdromeda Galaxy.<text:line-break/><text:line-break/>Spacewing is also joined by Jimble, an extraterrestrial bounty hunter who can be controlled by a second player at any time. Destroy your enemies as you make your way through a galaxy of wonders, and gather enough power to reach Energy Generators and uncover this conspiracy!<text:line-break/><text:line-break/>With a stylish 16-bit vibe, this gripping sci-fi adventure features accessible yet intense mechanics in the form of quick weapon swapping, along with many secret areas and strange transformations that change the way the game plays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ubik" svg:font-family="Rubik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3-05-24T01:01:51.898000000</dc:date>
    <meta:editing-duration>PT13M29S</meta:editing-duration>
    <meta:editing-cycles>5</meta:editing-cycles>
    <meta:document-statistic meta:table-count="0" meta:image-count="0" meta:object-count="0" meta:page-count="1" meta:paragraph-count="1" meta:word-count="132" meta:character-count="819" meta:non-whitespace-character-count="685"/>
  </office:meta>
</office:document-meta>
</file>